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Validator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exValidator.validate( String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gexValidator.RegexValidator( String regex ,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Validator.match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gexValidator.isValid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exValidator.RegexValidator( String [ ] regexs , boolean caseSensitiv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exValidator.RegexValidator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Validator.RegexValidator( String [ ] regex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